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4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51pt 0.11pt 0.51pt" fo:border-left="none" fo:border-right="none" fo:border-top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1.11pt double-thin #000000" style:border-line-width-bottom="0.51pt 0.11pt 0.51pt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uy Lopez" table:style-name="ta1">
        <table:table-column table:style-name="co2" table:default-cell-style-name="ce2"/>
        <table:table-column table:style-name="co4" table:default-cell-style-name="ce4"/>
        <table:table-column table:style-name="co4" table:default-cell-style-name="ce9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4</text:p>
          </table:table-cell>
          <table:table-cell office:value-type="string" calcext:value-type="string">
            <text:p>Nf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Be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-0</text:p>
          </table:table-cell>
          <table:table-cell table:number-columns-repeated="2"/>
        </table:table-row>
      </table:table>
      <table:table table:name="Chigorin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Open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Exchange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Berlin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Two Knight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Petrov's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Bishop Opening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23:53:49.547213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1:13:02.662737470</meta:creation-date>
    <dc:date>2020-02-05T23:54:27.363951535</dc:date>
    <meta:editing-duration>PT16M12S</meta:editing-duration>
    <meta:editing-cycles>5</meta:editing-cycles>
    <meta:generator>LibreOffice/6.2.4.2$MacOSX_X86_64 LibreOffice_project/2412653d852ce75f65fbfa83fb7e7b669a126d64</meta:generator>
    <meta:document-statistic meta:table-count="8" meta:cell-count="28" meta:object-count="0"/>
  </office:meta>
</office:document-meta>
</file>